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asalization Rg" svg:font-family="'Nasalization Rg'" style:font-family-generic="swiss" style:font-pitch="variable"/>
    <style:font-face style:name="SimSun" svg:font-family="SimSun" style:font-family-generic="system" style:font-pitch="variable"/>
  </office:font-face-decls>
  <office:automatic-styles>
    <style:style style:name="P1" style:family="paragraph" style:parent-style-name="Text_20_body">
      <style:text-properties style:font-name="Nasalization Rg" fo:language="fr" fo:country="FR" fo:font-weight="bold" officeooo:paragraph-rsid="0000b103" style:font-weight-asian="bold" style:font-weight-complex="bold"/>
    </style:style>
    <style:style style:name="P2" style:family="paragraph" style:parent-style-name="Text_20_body">
      <style:text-properties style:font-name="Nasalization Rg" fo:language="fr" fo:country="FR" fo:font-weight="bold" officeooo:rsid="000651d9" officeooo:paragraph-rsid="000651d9" style:font-weight-asian="bold" style:font-weight-complex="bold"/>
    </style:style>
    <style:style style:name="P3" style:family="paragraph" style:parent-style-name="Text_20_body">
      <style:text-properties style:font-name="Nasalization Rg" fo:language="fr" fo:country="FR" fo:font-weight="bold" officeooo:rsid="00093354" officeooo:paragraph-rsid="00093354" style:font-weight-asian="bold" style:font-weight-complex="bold"/>
    </style:style>
    <style:style style:name="P4" style:family="paragraph" style:parent-style-name="Text_20_body">
      <style:text-properties style:font-name="Nasalization Rg" fo:language="fr" fo:country="FR" officeooo:paragraph-rsid="0000b103"/>
    </style:style>
    <style:style style:name="P5" style:family="paragraph" style:parent-style-name="Text_20_body">
      <style:text-properties style:font-name="Nasalization Rg" fo:language="fr" fo:country="FR" officeooo:rsid="0006fe62" officeooo:paragraph-rsid="00078b4e"/>
    </style:style>
    <style:style style:name="P6" style:family="paragraph" style:parent-style-name="Text_20_body">
      <style:text-properties style:font-name="Nasalization Rg" fo:language="fr" fo:country="FR" officeooo:rsid="00078b4e" officeooo:paragraph-rsid="00078b4e"/>
    </style:style>
    <style:style style:name="P7" style:family="paragraph" style:parent-style-name="Text_20_body">
      <style:text-properties style:font-name="Nasalization Rg" fo:language="fr" fo:country="FR" officeooo:rsid="000e7721" officeooo:paragraph-rsid="000e7721"/>
    </style:style>
    <style:style style:name="P8" style:family="paragraph" style:parent-style-name="Text_20_body">
      <style:text-properties officeooo:paragraph-rsid="00078b4e"/>
    </style:style>
    <style:style style:name="P9" style:family="paragraph" style:parent-style-name="Text_20_body">
      <style:text-properties officeooo:paragraph-rsid="0011000f"/>
    </style:style>
    <style:style style:name="P10" style:family="paragraph" style:parent-style-name="Text_20_body">
      <style:text-properties officeooo:paragraph-rsid="0017cbf7"/>
    </style:style>
    <style:style style:name="P11" style:family="paragraph" style:parent-style-name="Text_20_body">
      <style:text-properties officeooo:rsid="001b4ba8" officeooo:paragraph-rsid="001b4ba8"/>
    </style:style>
    <style:style style:name="P12" style:family="paragraph" style:parent-style-name="Text_20_body">
      <style:text-properties officeooo:paragraph-rsid="002179fd"/>
    </style:style>
    <style:style style:name="P13" style:family="paragraph" style:parent-style-name="Standard">
      <style:text-properties style:font-name="Nasalization Rg" fo:language="fr" fo:country="FR" officeooo:rsid="000aad00" officeooo:paragraph-rsid="000aad00"/>
    </style:style>
    <style:style style:name="P14" style:family="paragraph" style:parent-style-name="Standard">
      <style:text-properties style:font-name="Nasalization Rg" fo:language="fr" fo:country="FR" officeooo:paragraph-rsid="0017cbf7"/>
    </style:style>
    <style:style style:name="P15" style:family="paragraph" style:parent-style-name="Text_20_body">
      <style:text-properties style:font-name="Nasalization Rg" fo:language="fr" fo:country="FR" fo:font-weight="normal" officeooo:rsid="00283a00" officeooo:paragraph-rsid="00283a00" style:font-weight-asian="normal" style:font-weight-complex="normal"/>
    </style:style>
    <style:style style:name="P16" style:family="paragraph" style:parent-style-name="Text_20_body">
      <style:text-properties style:font-name="Nasalization Rg" fo:language="fr" fo:country="FR" fo:font-weight="normal" officeooo:rsid="0011000f" officeooo:paragraph-rsid="0017cbf7" style:font-weight-asian="normal" style:font-weight-complex="normal"/>
    </style:style>
    <style:style style:name="P17" style:family="paragraph" style:parent-style-name="Text_20_body">
      <style:text-properties style:font-name="Nasalization Rg" fo:language="fr" fo:country="FR" fo:font-weight="normal" officeooo:rsid="0011000f" officeooo:paragraph-rsid="0011000f" style:font-weight-asian="normal" style:font-weight-complex="normal"/>
    </style:style>
    <style:style style:name="P18" style:family="paragraph" style:parent-style-name="Text_20_body">
      <style:text-properties style:font-name="Nasalization Rg" fo:language="fr" fo:country="FR" fo:font-weight="bold" officeooo:rsid="000ea98d" officeooo:paragraph-rsid="000ea98d" style:font-weight-asian="bold" style:font-weight-complex="bold"/>
    </style:style>
    <style:style style:name="P19" style:family="paragraph" style:parent-style-name="Text_20_body">
      <style:text-properties officeooo:rsid="00283a00" officeooo:paragraph-rsid="00283a00"/>
    </style:style>
    <style:style style:name="P20" style:family="paragraph" style:parent-style-name="Text_20_body">
      <style:text-properties officeooo:paragraph-rsid="0011000f"/>
    </style:style>
    <style:style style:name="P21" style:family="paragraph" style:parent-style-name="Text_20_body">
      <style:paragraph-properties style:line-height-at-least="0.743cm"/>
      <style:text-properties fo:color="#211d1e" loext:opacity="100%" style:font-name="Nasalization Rg" fo:font-size="21pt" fo:language="fr" fo:country="FR" officeooo:paragraph-rsid="0000b103" style:font-size-asian="21pt"/>
    </style:style>
    <style:style style:name="P22" style:family="paragraph" style:parent-style-name="Text_20_body">
      <style:text-properties officeooo:rsid="001acb2d" officeooo:paragraph-rsid="001acb2d"/>
    </style:style>
    <style:style style:name="P23" style:family="paragraph" style:parent-style-name="Text_20_body">
      <style:text-properties officeooo:paragraph-rsid="0023795b"/>
    </style:style>
    <style:style style:name="T1" style:family="text">
      <style:text-properties style:font-name="Nasalization Rg" fo:language="fr" fo:country="FR"/>
    </style:style>
    <style:style style:name="T2" style:family="text">
      <style:text-properties style:font-name="Nasalization Rg" fo:language="fr" fo:country="FR" officeooo:rsid="0006fe62"/>
    </style:style>
    <style:style style:name="T3" style:family="text">
      <style:text-properties style:font-name="Nasalization Rg" fo:language="fr" fo:country="FR" officeooo:rsid="000b3dad"/>
    </style:style>
    <style:style style:name="T4" style:family="text">
      <style:text-properties style:font-name="Nasalization Rg" fo:language="fr" fo:country="FR" officeooo:rsid="00078b4e"/>
    </style:style>
    <style:style style:name="T5" style:family="text">
      <style:text-properties style:font-name="Nasalization Rg" fo:language="fr" fo:country="FR" officeooo:rsid="000b5699"/>
    </style:style>
    <style:style style:name="T6" style:family="text">
      <style:text-properties style:font-name="Nasalization Rg" fo:language="fr" fo:country="FR" officeooo:rsid="000c29a6"/>
    </style:style>
    <style:style style:name="T7" style:family="text">
      <style:text-properties style:font-name="Nasalization Rg" fo:language="fr" fo:country="FR" fo:font-weight="normal" style:font-weight-asian="normal" style:font-weight-complex="normal"/>
    </style:style>
    <style:style style:name="T8" style:family="text">
      <style:text-properties style:font-name="Nasalization Rg" fo:language="fr" fo:country="FR" fo:font-weight="normal" officeooo:rsid="0011000f" style:font-weight-asian="normal" style:font-weight-complex="normal"/>
    </style:style>
    <style:style style:name="T9" style:family="text">
      <style:text-properties style:font-name="Nasalization Rg" fo:language="fr" fo:country="FR" fo:font-weight="normal" officeooo:rsid="00132b9b" style:font-weight-asian="normal" style:font-weight-complex="normal"/>
    </style:style>
    <style:style style:name="T10" style:family="text">
      <style:text-properties style:font-name="Nasalization Rg" fo:language="fr" fo:country="FR" fo:font-weight="normal" officeooo:rsid="0014bc1c" style:font-weight-asian="normal" style:font-weight-complex="normal"/>
    </style:style>
    <style:style style:name="T11" style:family="text">
      <style:text-properties style:font-name="Nasalization Rg" fo:language="fr" fo:country="FR" fo:font-weight="normal" officeooo:rsid="0014dccd" style:font-weight-asian="normal" style:font-weight-complex="normal"/>
    </style:style>
    <style:style style:name="T12" style:family="text">
      <style:text-properties style:font-name="Nasalization Rg" fo:language="fr" fo:country="FR" fo:font-weight="normal" officeooo:rsid="00197abe" style:font-weight-asian="normal" style:font-weight-complex="normal"/>
    </style:style>
    <style:style style:name="T13" style:family="text">
      <style:text-properties style:font-name="Nasalization Rg" fo:language="fr" fo:country="FR" fo:font-weight="normal" officeooo:rsid="001d2a5f" style:font-weight-asian="normal" style:font-weight-complex="normal"/>
    </style:style>
    <style:style style:name="T14" style:family="text">
      <style:text-properties style:font-name="Nasalization Rg" fo:language="fr" fo:country="FR" fo:font-weight="normal" officeooo:rsid="001de500" style:font-weight-asian="normal" style:font-weight-complex="normal"/>
    </style:style>
    <style:style style:name="T15" style:family="text">
      <style:text-properties style:font-name="Nasalization Rg" fo:language="fr" fo:country="FR" fo:font-weight="normal" officeooo:rsid="001e0b0d" style:font-weight-asian="normal" style:font-weight-complex="normal"/>
    </style:style>
    <style:style style:name="T16" style:family="text">
      <style:text-properties style:font-name="Nasalization Rg" fo:language="fr" fo:country="FR" fo:font-weight="normal" officeooo:rsid="00207138" style:font-weight-asian="normal" style:font-weight-complex="normal"/>
    </style:style>
    <style:style style:name="T17" style:family="text">
      <style:text-properties style:font-name="Nasalization Rg" fo:language="fr" fo:country="FR" fo:font-weight="normal" officeooo:rsid="00209c00" style:font-weight-asian="normal" style:font-weight-complex="normal"/>
    </style:style>
    <style:style style:name="T18" style:family="text">
      <style:text-properties style:font-name="Nasalization Rg" fo:language="fr" fo:country="FR" fo:font-weight="normal" officeooo:rsid="00218eaa" style:font-weight-asian="normal" style:font-weight-complex="normal"/>
    </style:style>
    <style:style style:name="T19" style:family="text">
      <style:text-properties style:font-name="Nasalization Rg" fo:language="fr" fo:country="FR" fo:font-weight="normal" officeooo:rsid="00226b20" style:font-weight-asian="normal" style:font-weight-complex="normal"/>
    </style:style>
    <style:style style:name="T20" style:family="text">
      <style:text-properties style:font-name="Nasalization Rg" fo:language="fr" fo:country="FR" fo:font-weight="normal" officeooo:rsid="002179fd" style:font-weight-asian="normal" style:font-weight-complex="normal"/>
    </style:style>
    <style:style style:name="T21" style:family="text">
      <style:text-properties style:font-name="Nasalization Rg" fo:language="fr" fo:country="FR" fo:font-weight="normal" officeooo:rsid="0022cf0c" style:font-weight-asian="normal" style:font-weight-complex="normal"/>
    </style:style>
    <style:style style:name="T22" style:family="text">
      <style:text-properties style:font-name="Nasalization Rg" fo:language="fr" fo:country="FR" fo:font-weight="normal" officeooo:rsid="0023795b" style:font-weight-asian="normal" style:font-weight-complex="normal"/>
    </style:style>
    <style:style style:name="T23" style:family="text">
      <style:text-properties style:font-name="Nasalization Rg" fo:language="fr" fo:country="FR" fo:font-weight="normal" officeooo:rsid="00250422" style:font-weight-asian="normal" style:font-weight-complex="normal"/>
    </style:style>
    <style:style style:name="T24" style:family="text">
      <style:text-properties style:font-name="Nasalization Rg" fo:language="fr" fo:country="FR" fo:font-weight="normal" officeooo:rsid="0026dd42" style:font-weight-asian="normal" style:font-weight-complex="normal"/>
    </style:style>
    <style:style style:name="T25" style:family="text">
      <style:text-properties style:font-name="Nasalization Rg" fo:language="fr" fo:country="FR" fo:font-weight="normal" officeooo:rsid="00271702" style:font-weight-asian="normal" style:font-weight-complex="normal"/>
    </style:style>
    <style:style style:name="T26" style:family="text">
      <style:text-properties style:font-name="Nasalization Rg" fo:language="fr" fo:country="FR" fo:font-weight="normal" officeooo:rsid="002e6d89" style:font-weight-asian="normal" style:font-weight-complex="normal"/>
    </style:style>
    <style:style style:name="T27" style:family="text">
      <style:text-properties style:font-name="Nasalization Rg" fo:language="fr" fo:country="FR" fo:font-weight="normal" officeooo:rsid="00303d4b" style:font-weight-asian="normal" style:font-weight-complex="normal"/>
    </style:style>
    <style:style style:name="T28" style:family="text">
      <style:text-properties style:font-name="Nasalization Rg" fo:language="fr" fo:country="FR" fo:font-weight="normal" officeooo:rsid="00306a33" style:font-weight-asian="normal" style:font-weight-complex="normal"/>
    </style:style>
    <style:style style:name="T29" style:family="text">
      <style:text-properties style:font-name="Nasalization Rg" fo:language="fr" fo:country="FR" fo:font-weight="bold" officeooo:rsid="0011000f" style:font-weight-asian="bold" style:font-weight-complex="bold"/>
    </style:style>
    <style:style style:name="T30" style:family="text">
      <style:text-properties officeooo:rsid="000175cd"/>
    </style:style>
    <style:style style:name="T31" style:family="text">
      <style:text-properties officeooo:rsid="00036050"/>
    </style:style>
    <style:style style:name="T32" style:family="text">
      <style:text-properties fo:font-weight="bold" style:font-weight-asian="bold" style:font-weight-complex="bold"/>
    </style:style>
    <style:style style:name="T33" style:family="text">
      <style:text-properties fo:font-weight="bold" officeooo:rsid="0017c206" style:font-weight-asian="bold" style:font-weight-complex="bold"/>
    </style:style>
    <style:style style:name="T34" style:family="text">
      <style:text-properties fo:font-weight="bold" officeooo:rsid="00236985" style:font-weight-asian="bold" style:font-weight-complex="bold"/>
    </style:style>
    <style:style style:name="T35" style:family="text">
      <style:text-properties officeooo:rsid="0001fac8"/>
    </style:style>
    <style:style style:name="T36" style:family="text">
      <style:text-properties officeooo:rsid="0002be2d"/>
    </style:style>
    <style:style style:name="T37" style:family="text">
      <style:text-properties officeooo:rsid="000b3dad"/>
    </style:style>
    <style:style style:name="T38" style:family="text">
      <style:text-properties fo:language="fr" fo:country="FR" fo:font-weight="normal" officeooo:rsid="00197abe" style:font-weight-asian="normal" style:font-weight-complex="normal"/>
    </style:style>
    <style:style style:name="T39" style:family="text">
      <style:text-properties fo:font-weight="normal" officeooo:rsid="00197abe"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overview :</text:p>
      <text:p text:style-name="P4">- Nom : <text:span text:style-name="T35">Caves Invader</text:span></text:p>
      <text:p text:style-name="P4">- <text:span text:style-name="T30">Genre : Shoot ‘Em Up, Action, Space Shooter</text:span></text:p>
      <text:p text:style-name="P4">- <text:span text:style-name="T30">P</text:span>egi : <text:span text:style-name="T36">7</text:span></text:p>
      <text:p text:style-name="P4">- <text:span text:style-name="T30">P</text:span>lateformes : <text:span text:style-name="T31">Windows</text:span></text:p>
      <text:p text:style-name="P4">- <text:span text:style-name="T30">Nombres de joueurs : 1-2</text:span></text:p>
      <text:p text:style-name="P4">- P<text:span text:style-name="T30">ublique viser : Tout publique</text:span></text:p>
      <text:p text:style-name="P4"/>
      <text:p text:style-name="P2">Scénario :</text:p>
      <text:p text:style-name="P5">Vous êtes un chasseur en quête de nouveaux monstres à tuer. </text:p>
      <text:p text:style-name="P8"><text:span text:style-name="T2">Vous avez pour objectif de vous rendre dans des f</text:span><text:span text:style-name="T3">ailles</text:span><text:span text:style-name="T2"> de planètes telluriques ou d’astéroïde afin de neutraliser c</text:span><text:span text:style-name="T3">e qui essaie d’en sortir</text:span><text:span text:style-name="T2">.</text:span></text:p>
      <text:p text:style-name="P8"><text:span text:style-name="T4">Vous tombez enfin sur une f</text:span><text:span text:style-name="T5">aille</text:span><text:span text:style-name="T4"> qui vous donne du fil à retordre et qui n’en finit pas, votre but, l’explorer le plus loin possible </text:span><text:span text:style-name="T6">pour en découvrir tous ses secrets.</text:span></text:p>
      <text:p text:style-name="P6"/>
      <text:p text:style-name="P3">Univers :</text:p>
      <text:p text:style-name="P13">Le jeu se passe dans un univers caverneux où l’on voit la profondeur des grottes dans le fond. Des parois rocheuses ainsi que des rochers défileront au premier plan tandis que l’arrière nous suivra de loin dans une légère parallax.</text:p>
      <text:p text:style-name="P4"/>
      <text:p text:style-name="P4"><text:span text:style-name="T32">Game </text:span><text:span text:style-name="T33">D</text:span><text:span text:style-name="T32">esign </text:span><text:span text:style-name="T33">et Game Play </text:span><text:span text:style-name="T32">:</text:span></text:p>
      <text:p text:style-name="P11"><text:span text:style-name="T8">d</text:span><text:span text:style-name="T7">éplacement :</text:span></text:p>
      <text:p text:style-name="P15">Le joueur peut se déplacer horizontalement comme verticalement sur le terrain de jeu.</text:p>
      <text:p text:style-name="P19"/>
      <text:p text:style-name="P9"><text:span text:style-name="T8">Pendant la parti</text:span><text:span text:style-name="T26">e</text:span><text:span text:style-name="T8">, le joueur peut utiliser 4 tirs différents </text:span><text:span text:style-name="T29">:</text:span></text:p>
      <text:p text:style-name="P16">- le tir principale :</text:p>
      <text:p text:style-name="P14">tir une balle d’énergie, peut-être maintenus pour faire un tire chargé qui fait plusieurs dégâts et a une plus grand hit box. Ce tir peut également être multiplié en trouvant l’objet dans la partie, ce qui lui permettra d’avoir jusqu’à <text:soft-page-break/>3 tirs en même temps. Ne nécessite pas de munitions et peut-être utilisés en continu.</text:p>
      <text:p text:style-name="P10"><text:span text:style-name="T12"/></text:p>
      <text:p text:style-name="P9"/>
      <text:p text:style-name="P9"/>
      <text:p text:style-name="P17">- le laser :</text:p>
      <text:p text:style-name="P22"><text:span text:style-name="T7">inflige de gros dégâts en continu pendant 2.5 secondes, si un ennemi est tué, la longueur du laser est modifié en fonction de ce qu’il peut toucher. Si aucun ennemi n’est touché, le laser atteindra le bord droit de l’écran au maximum. </text:span><text:span text:style-name="T14">Pendant l’utilisation du laser, le joueur se déplace 30 % moins vite. Une fois utiliser, le joueur doit attendre au minimum 15 secondes avant de pouvoir le tirer à nouveau.</text:span></text:p>
      <text:p text:style-name="P17">- les mines explosives :</text:p>
      <text:p text:style-name="P12"><text:span text:style-name="T8">L</text:span><text:span text:style-name="T20">es mines explosives permettent d’infliger de gros dégâts instantanément et sur une zone moyenne. </text:span><text:span text:style-name="T22">Quand un joueur lance sa mine, celle-ci se déplace lentement vers le côté droit de l’écran jusqu’à rencontrer soi</text:span><text:span text:style-name="T27">t</text:span><text:span text:style-name="T22"> un ennemi, soit le bort droit de l’écran lui-même.</text:span><text:span text:style-name="T20"> </text:span><text:span text:style-name="T18">Au début d’une partie, le joueur en possède 1, et c’est également le maximum de mines que peut avoir un joueur en même temps. </text:span><text:span text:style-name="T19">Pour obtenir à nouveau une mine, il faut arriver à tuer 15 ennemis d’affiler et sans prendre le moindre dégât.</text:span></text:p>
      <text:p text:style-name="P12"><text:span text:style-name="T19">- </text:span><text:span text:style-name="T21">le lance-flamme :</text:span></text:p>
      <text:p text:style-name="P23"><text:span text:style-name="T23">Le lance-flamme est l’arme parfaite dans les situations tendues, il permet d’infliger des dégâts légers mais sur une large zone et en continu, très utile contre les troupes d’ennemis légères. </text:span><text:span text:style-name="T25">Au début d’une partie, un joueur commen</text:span><text:span text:style-name="T28">c</text:span><text:span text:style-name="T25">e </text:span><text:span text:style-name="T28">avec</text:span><text:span text:style-name="T25"> la moitié de sa jauge remplie, celle-ci se consomme à mesure que l’on continue à tirer avec le lance-flamme. Des objets lâchés par les ennemis vaincus permettent de la recharger.</text:span></text:p>
      <text:p text:style-name="P9"/>
      <text:p text:style-name="P18">Contrôles :</text:p>
      <text:p text:style-name="P4"/>
      <text:p text:style-name="P4"/>
      <text:p text:style-name="P1">Direction Artistique et Style Graphique :</text:p>
      <text:p text:style-name="P4"/>
      <text:p text:style-name="P7"><text:span text:style-name="T34">C</text:span><text:span text:style-name="T32">rèdits :</text:span></text:p>
      <text:p text:style-name="P21"><text:soft-page-break/><text:span text:style-name="A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asalization Rg" svg:font-family="'Nasalization Rg'" style:font-family-generic="swiss"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a1" style:family="paragraph" style:default-outline-level="">
      <style:paragraph-properties style:line-height-at-least="0.425cm"/>
    </style:style>
    <style:style style:name="A3" style:family="text">
      <style:text-properties fo:color="#211d1e" loext:opacity="100%" fo:font-size="21pt" style:font-size-asian="2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7T09:06:00</meta:creation-date>
    <meta:generator>LibreOffice/7.5.2.2$Windows_X86_64 LibreOffice_project/53bb9681a964705cf672590721dbc85eb4d0c3a2</meta:generator>
    <dc:date>2024-02-17T21:28:53.996000000</dc:date>
    <meta:editing-duration>PT3H12M14S</meta:editing-duration>
    <meta:editing-cycles>53</meta:editing-cycles>
    <meta:document-statistic meta:table-count="0" meta:image-count="0" meta:object-count="0" meta:page-count="3" meta:paragraph-count="28" meta:word-count="487" meta:character-count="2759" meta:non-whitespace-character-count="2299"/>
  </office:meta>
</office:document-meta>
</file>